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e573" officeooo:paragraph-rsid="0006e573"/>
    </style:style>
    <style:style style:name="P2" style:family="paragraph" style:parent-style-name="Standard">
      <style:text-properties fo:font-size="10.5pt" officeooo:rsid="0006e573" officeooo:paragraph-rsid="0006e573" style:font-size-asian="10.5pt" style:font-size-complex="10.5pt"/>
    </style:style>
    <style:style style:name="P3" style:family="paragraph" style:parent-style-name="Text_20_body">
      <style:text-properties fo:font-size="10.5pt" style:font-size-asian="10.5pt" style:font-size-complex="10.5pt"/>
    </style:style>
    <style:style style:name="P4" style:family="paragraph" style:parent-style-name="Text_20_body" style:list-style-name="L1">
      <style:text-properties fo:font-size="10.5pt" style:font-size-asian="10.5pt" style:font-size-complex="10.5pt"/>
    </style:style>
    <style:style style:name="P5" style:family="paragraph" style:parent-style-name="Text_20_body" style:list-style-name="L2">
      <style:text-properties fo:font-size="10.5pt" style:font-size-asian="10.5pt" style:font-size-complex="10.5pt"/>
    </style:style>
    <style:style style:name="P6" style:family="paragraph" style:parent-style-name="Text_20_body" style:list-style-name="L3">
      <style:text-properties fo:font-size="10.5pt" style:font-size-asian="10.5pt" style:font-size-complex="10.5pt"/>
    </style:style>
    <style:style style:name="P7" style:family="paragraph" style:parent-style-name="Text_20_body" style:list-style-name="L4">
      <style:text-properties fo:font-size="10.5pt" style:font-size-asian="10.5pt" style:font-size-complex="10.5pt"/>
    </style:style>
    <style:style style:name="P8" style:family="paragraph" style:parent-style-name="Text_20_body" style:list-style-name="L5">
      <style:text-properties fo:font-size="10.5pt" style:font-size-asian="10.5pt" style:font-size-complex="10.5pt"/>
    </style:style>
    <style:style style:name="P9" style:family="paragraph" style:parent-style-name="Text_20_body">
      <style:text-properties fo:font-size="10.5pt" officeooo:rsid="0006e573" officeooo:paragraph-rsid="0006e573" style:font-size-asian="10.5pt" style:font-size-complex="10.5pt"/>
    </style:style>
    <style:style style:name="P10" style:family="paragraph" style:parent-style-name="Text_20_body">
      <style:paragraph-properties fo:text-align="justify" style:justify-single-word="false"/>
      <style:text-properties fo:font-size="10.5pt" style:font-size-asian="10.5pt" style:font-size-complex="10.5pt"/>
    </style:style>
    <style:style style:name="P11" style:family="paragraph" style:parent-style-name="Text_20_body">
      <style:text-properties fo:font-size="10.5pt" fo:font-weight="normal" style:font-size-asian="10.5pt" style:font-size-complex="10.5pt"/>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top="0in" fo:margin-bottom="0in" loext:contextual-spacing="false"/>
    </style:style>
    <style:style style:name="P14" style:family="paragraph" style:parent-style-name="Text_20_body" style:list-style-name="L4">
      <style:paragraph-properties fo:margin-top="0in" fo:margin-bottom="0in" loext:contextual-spacing="false"/>
    </style:style>
    <style:style style:name="P15" style:family="paragraph" style:parent-style-name="Text_20_body" style:list-style-name="L5">
      <style:paragraph-properties fo:margin-top="0in" fo:margin-bottom="0in" loext:contextual-spacing="false"/>
    </style:style>
    <style:style style:name="P16" style:family="paragraph" style:parent-style-name="Text_20_body">
      <style:paragraph-properties fo:margin-top="0in" fo:margin-bottom="0in" loext:contextual-spacing="false"/>
      <style:text-properties fo:font-size="10.5pt" style:font-size-asian="10.5pt" style:font-size-complex="10.5pt"/>
    </style:style>
    <style:style style:name="P17" style:family="paragraph" style:parent-style-name="Text_20_body" style:list-style-name="L1">
      <style:paragraph-properties fo:margin-top="0in" fo:margin-bottom="0in" loext:contextual-spacing="false"/>
      <style:text-properties fo:font-size="10.5pt" style:font-size-asian="10.5pt" style:font-size-complex="10.5pt"/>
    </style:style>
    <style:style style:name="P18" style:family="paragraph" style:parent-style-name="Text_20_body" style:list-style-name="L2">
      <style:paragraph-properties fo:margin-top="0in" fo:margin-bottom="0in" loext:contextual-spacing="false"/>
      <style:text-properties fo:font-size="10.5pt" style:font-size-asian="10.5pt" style:font-size-complex="10.5pt"/>
    </style:style>
    <style:style style:name="P19" style:family="paragraph" style:parent-style-name="Text_20_body" style:list-style-name="L3">
      <style:paragraph-properties fo:margin-top="0in" fo:margin-bottom="0in" loext:contextual-spacing="false"/>
      <style:text-properties fo:font-size="10.5pt" style:font-size-asian="10.5pt" style:font-size-complex="10.5pt"/>
    </style:style>
    <style:style style:name="P20" style:family="paragraph" style:parent-style-name="Text_20_body" style:list-style-name="L4">
      <style:paragraph-properties fo:margin-top="0in" fo:margin-bottom="0in" loext:contextual-spacing="false"/>
      <style:text-properties fo:font-size="10.5pt" style:font-size-asian="10.5pt" style:font-size-complex="10.5pt"/>
    </style:style>
    <style:style style:name="P21" style:family="paragraph" style:parent-style-name="Text_20_body" style:list-style-name="L5">
      <style:paragraph-properties fo:margin-top="0in" fo:margin-bottom="0in" loext:contextual-spacing="false"/>
      <style:text-properties fo:font-size="10.5pt" style:font-size-asian="10.5pt" style:font-size-complex="10.5pt"/>
    </style:style>
    <style:style style:name="P22" style:family="paragraph" style:parent-style-name="Heading_20_1">
      <style:text-properties fo:font-size="10.5pt" officeooo:rsid="0006e573" officeooo:paragraph-rsid="0006e573" style:font-size-asian="10.5pt" style:font-size-complex="10.5pt"/>
    </style:style>
    <style:style style:name="P23" style:family="paragraph" style:parent-style-name="Heading_20_2">
      <style:text-properties fo:font-size="10.5pt" style:font-size-asian="10.5pt" style:font-size-complex="10.5pt"/>
    </style:style>
    <style:style style:name="P24" style:family="paragraph" style:parent-style-name="Heading_20_2">
      <style:paragraph-properties fo:text-align="justify" style:justify-single-word="false"/>
      <style:text-properties fo:font-size="10.5pt" fo:font-weight="bold" style:font-size-asian="10.5pt" style:font-size-complex="10.5pt"/>
    </style:style>
    <style:style style:name="T1" style:family="text">
      <style:text-properties fo:font-weight="normal"/>
    </style:style>
    <style:style style:name="T2" style:family="text">
      <style:text-properties fo:font-weight="bold"/>
    </style:style>
    <style:style style:name="T3" style:family="text">
      <style:text-properties fo:font-size="14pt"/>
    </style:style>
    <style:style style:name="T4" style:family="text">
      <style:text-properties fo:font-size="14pt" fo:font-weight="bold"/>
    </style:style>
    <style:style style:name="T5" style:family="text">
      <style:text-properties fo:color="#0000ff" fo:font-size="14pt" style:text-underline-style="solid" style:text-underline-width="auto" style:text-underline-color="font-color" fo:font-weight="bold"/>
    </style:style>
    <style:style style:name="T6" style:family="text">
      <style:text-properties fo:color="#0000ff" style:text-underline-style="solid" style:text-underline-width="auto" style:text-underline-color="font-color" fo:font-weight="bold"/>
    </style:style>
    <style:style style:name="T7" style:family="text">
      <style:text-properties fo:color="#0000ff" fo:font-size="10.5pt" style:text-underline-style="solid" style:text-underline-width="auto" style:text-underline-color="font-color" fo:font-weight="bold" style:font-size-asian="10.5pt" style:font-size-complex="10.5pt"/>
    </style:style>
    <style:style style:name="T8" style:family="text">
      <style:text-properties fo:font-size="10.5pt" style:font-size-asian="10.5pt" style:font-size-complex="10.5pt"/>
    </style:style>
    <style:style style:name="T9" style:family="text">
      <style:text-properties fo:font-size="10.5pt" fo:font-weight="normal" style:font-size-asian="10.5pt" style:font-size-complex="10.5pt"/>
    </style:style>
    <style:style style:name="T10" style:family="text">
      <style:text-properties fo:font-size="10.5pt" fo:font-weight="bold" style:font-size-asian="10.5pt" style:font-size-complex="10.5p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www.morizon.pl/blog/wycena-nieruchomosci-jak-oszacowac-wartosc-nieruchomosci/" text:style-name="Internet_20_link" text:visited-style-name="Visited_20_Internet_20_Link"><text:span text:style-name="T8">https://www.morizon.pl/blog/wycena-nieruchomosci-jak-oszacowac-wartosc-nieruchomosci/</text:span></text:a></text:p>
      <text:p text:style-name="P2"/>
      <text:h text:style-name="P22" text:outline-level="1">Wycena nieruchomości – jak oszacować wartość nieruchomości? Poradnik</text:h>
      <text:p text:style-name="P16"><text:s/></text:p>
      <text:p text:style-name="P3">Dodano 14.09.2020</text:p>
      <text:p text:style-name="Text_20_body"><text:span text:style-name="Strong_20_Emphasis"><text:span text:style-name="T8">Czy wycena nieruchomości to po prostu ustalenie jej ceny? Niekoniecznie. Czy każdy może sam wycenić swoje </text:span></text:span><text:a xlink:type="simple" xlink:href="https://www.morizon.pl/mieszkania/" text:style-name="Internet_20_link" text:visited-style-name="Visited_20_Internet_20_Link"><text:span text:style-name="Strong_20_Emphasis"><text:span text:style-name="T8">mieszkanie</text:span></text:span></text:a><text:span text:style-name="Strong_20_Emphasis"><text:span text:style-name="T8">? Nie zawsze. W dzisiejszym artykule wyjaśnimy, na czym polega ta procedura oraz kiedy jej przeprowadzenie jest obowiązkowe, a kiedy poradzimy sobie samodzielnie.</text:span></text:span></text:p>
      <text:h text:style-name="Heading_20_2" text:outline-level="2"><text:span text:style-name="Strong_20_Emphasis"><text:span text:style-name="T8">Wartość, cena i wycena nieruchomości</text:span></text:span></text:h>
      <text:p text:style-name="Text_20_body"><text:span text:style-name="T9">Warren Buffet kiedyś powiedział, że to, ile płacisz to cena, a to, co otrzymujesz to wartość. </text:span><text:span text:style-name="Strong_20_Emphasis"><text:span text:style-name="T9">Wycena jest zaś próbą określenia wartości, wyrażona możliwą do uzyskania kwotą</text:span></text:span><text:span text:style-name="T9">. Zadanie dość trudne, bo przecież dla każdego z nas ważne jest co innego. To dlatego dla jednych mieszkanie do kapitalnego </text:span><text:a xlink:type="simple" xlink:href="https://www.morizon.pl/blog/remont-zgodny-przepisami-zabezpieczyc-wspolprace-ekipa-budowlana/" text:style-name="Internet_20_link" text:visited-style-name="Visited_20_Internet_20_Link"><text:span text:style-name="T9">remontu</text:span></text:a><text:span text:style-name="T8"> </text:span><text:span text:style-name="T9">będzie tylko skarbonką bez dna, a drudzy zobaczą w nim potencjał i będą gotowi zapłacić nawet więcej niż w danym momencie jest warte.</text:span></text:p>
      <text:p text:style-name="Text_20_body"><text:span text:style-name="Strong_20_Emphasis"><text:span text:style-name="T9">W przypadku nieruchomości zarówno dla sprzedającego, jak i dla nabywcy jej wartość jest pojęciem względnym</text:span></text:span><text:span text:style-name="T9">. Decydują o niej nie tylko mierzalne parametry, ale również stosunek emocjonalny. Jeśli jednak pod zastaw takiej nieruchomości zechcemy wziąć kredyt, gdy wchodzi ona w skład majątku do podziału, albo kiedy po prostu trzeba za nią odprowadzić podatek, sytuacja wygląda nieco inaczej.</text:span></text:p>
      <text:p text:style-name="Text_20_body"><text:span text:style-name="T9">Dla banku, sądu czy organów podatkowych liczy się tylko </text:span><text:span text:style-name="Strong_20_Emphasis"><text:span text:style-name="T9">rzeczywista wartość nieruchomości</text:span></text:span><text:span text:style-name="T9">, a do jej określenia często niezbędna jest </text:span><text:span text:style-name="Strong_20_Emphasis"><text:span text:style-name="T9">wycena przeprowadzona przez rzeczoznawcę</text:span></text:span><text:span text:style-name="T9">.</text:span></text:p>
      <text:h text:style-name="Heading_20_2" text:outline-level="2"><text:span text:style-name="Strong_20_Emphasis"><text:span text:style-name="T8">Na czym polega wycena nieruchomości?</text:span></text:span></text:h>
      <text:p text:style-name="Text_20_body"><text:span text:style-name="T9">W myśl obowiązujących przepisów </text:span><text:span text:style-name="Strong_20_Emphasis"><text:span text:style-name="T9">wycena nieruchomości to urzędowe potwierdzenie jej wartości</text:span></text:span><text:span text:style-name="T9">. Nie jest równoznaczna z ustaleniem ceny i musi być wykonana przez uprawnionego rzeczoznawcę majątkowego. Zasady jej przeprowadzania są uregulowane w przepisach prawa - głównie w dziale IV </text:span><text:a xlink:type="simple" xlink:href="https://isap.sejm.gov.pl/isap.nsf/download.xsp/WDU19971150741/U/D19970741Lj.pdf" text:style-name="Internet_20_link" text:visited-style-name="Visited_20_Internet_20_Link"><text:span text:style-name="T9">Ustawy o gospodarce nieruchomościami</text:span></text:a><text:span text:style-name="T8"> </text:span><text:span text:style-name="T9">oraz w Rozporządzeniu Rady Ministrów w sprawie wyceny nieruchomości i sporządzania operatu szacunkowego. Znajdują się w nich szczegółowe wytyczne do sposobu wyceniania i przeprowadzania różnych kalkulacji oraz elementy, które należy wziąć pod uwagę. </text:span></text:p>
      <text:p text:style-name="Text_20_body"><text:span text:style-name="Strong_20_Emphasis"><text:span text:style-name="T9">Celem ekspertyzy rzeczoznawcy jest ustalenie wartośc</text:span></text:span><text:span text:style-name="T9">i:</text:span></text:p>
      <text:list xml:id="list4245666699608510990" text:style-name="L1">
        <text:list-item>
          <text:p text:style-name="P17"><text:span text:style-name="T1">rynkowej — dla nieruchomości, które są lub mogą być przedmiotem obrotu, i której wyrażona wartość jest najbardziej prawdopodobną do uzyskania na rynku ceną z uwzględnieniem określonych warunków;</text:span> </text:p>
        </text:list-item>
        <text:list-item>
          <text:p text:style-name="P4"><text:span text:style-name="T1">odtworzeniowej — dla nieruchomości, które nie mogą być przedmiotem obrotu. Pod uwagę bierze się wówczas cenę gruntu oraz koszt odtworzenia części składowych z uwzględnieniem ich zużycia.</text:span> </text:p>
        </text:list-item>
      </text:list>
      <text:p text:style-name="Text_20_body"><text:span text:style-name="T9">Przy wycenie uwzględnia się wiele aspektów, na przykład rodzaj i położenie nieruchomości, przeznaczenie w </text:span><text:a xlink:type="simple" xlink:href="https://www.morizon.pl/blog/miejscowy-plan-zagospodarowania-przestrzennego/" text:style-name="Internet_20_link" text:visited-style-name="Visited_20_Internet_20_Link"><text:span text:style-name="T9">planie miejscowym zagospodarowania terenu</text:span></text:a><text:span text:style-name="T9">, wyposażenie w urządzenia infrastruktury technicznej czy stan jej zagospodarowania.</text:span></text:p>
      <text:p text:style-name="Text_20_body"><text:span text:style-name="Strong_20_Emphasis"><text:span text:style-name="T9">Dla nieruchomości mieszkalnych najczęściej wybiera się metodę porównawczą</text:span></text:span><text:span text:style-name="T9">, w której odniesieniem jest cena uzyskiwana za podobne nieruchomości, skorygowana o różniące je cechy. </text:span><text:span text:style-name="Strong_20_Emphasis"><text:span text:style-name="T9">Przy nieruchomościach komercyjnych przyjmuje się zwykle podejście dochodowe</text:span></text:span><text:span text:style-name="T9">, czyli oparte na założeniu, jakie dochody można osiągnąć teraz lub w przyszłości z samej nieruchomości (metoda inwestycyjna) lub z działalności w niej prowadzonej (metoda zysku). W niektórych sytuacjach stosuje się metodę mieszaną.</text:span></text:p>
      <text:p text:style-name="P11">Do oszacowania wartości nieruchomości powinno się wykorzystać nie tylko informacje rynkowe, ale też wszelkie dostępne dane, w tym zawarte w księgach wieczystych, katastrach, wykazach i rejestrach prowadzonych przez różne urzędy, spółdzielnie itp. Nie jest to więc proste zadanie dla każdego.</text:p>
      <text:h text:style-name="Heading_20_3" text:outline-level="3"><text:soft-page-break/><text:span text:style-name="Strong_20_Emphasis"><text:span text:style-name="T8">Operat szacunkowy — kiedy jest niezbędny?</text:span></text:span></text:h>
      <text:p text:style-name="P11">Kiedy planujesz sprzedać nieruchomość i chcesz zorientować się, na jaką cenę możesz liczyć, nie ma potrzeby korzystania z usług rzeczoznawcy. Wystarczy na dobrą sprawę przejrzeć ogłoszenia lub skorzystać z internetowych kalkulatorów. W tym przypadku bardziej może się przydać wsparcie pośrednika, który:</text:p>
      <text:list xml:id="list4721267076579316929" text:style-name="L2">
        <text:list-item>
          <text:p text:style-name="P18"><text:span text:style-name="T1">ma orientację na rynku nieruchomości;</text:span> </text:p>
        </text:list-item>
        <text:list-item>
          <text:p text:style-name="P18"><text:span text:style-name="T1">potrafi wyeksponować zalety, aby uzasadnić wyższą cenę;</text:span> </text:p>
        </text:list-item>
        <text:list-item>
          <text:p text:style-name="P5"><text:span text:style-name="T1">przeprowadzi Cię przez pozostałe etapy procesu. </text:span> </text:p>
        </text:list-item>
      </text:list>
      <text:p text:style-name="Text_20_body"><text:span text:style-name="Strong_20_Emphasis"><text:span text:style-name="T9">Opinia rzeczoznawcy o wartości danej nieruchomości przedstawiana jest w formie operatu szacunkowego</text:span></text:span><text:span text:style-name="T9">. Jego forma i treść jest określona w przepisach. Taka oficjalna wycena jest niezbędna wtedy, gdy wartość nieruchomości jest podstawą do dalszych działań i musi być potwierdzona urzędowo, gdyż: </text:span></text:p>
      <text:list xml:id="list2657752060883640967" text:style-name="L3">
        <text:list-item>
          <text:p text:style-name="P19"><text:span text:style-name="T1">chcemy ubiegać się o kredyt hipoteczny (bank zwykle korzysta ze swoich rzeczoznawców);</text:span> </text:p>
        </text:list-item>
        <text:list-item>
          <text:p text:style-name="P19"><text:span text:style-name="T1">uczestniczymy w sprawach rozstrzyganych przez sąd (postępowanie spadkowe, podział majątku, egzekucja komornicza);</text:span> </text:p>
        </text:list-item>
        <text:list-item>
          <text:p text:style-name="P19"><text:span text:style-name="T1">należy się odszkodowanie za wywłaszczoną nieruchomość;</text:span> </text:p>
        </text:list-item>
        <text:list-item>
          <text:p text:style-name="P6"><text:span text:style-name="T1">niezbędne jest potwierdzenie wartości nieruchomość przed organem podatkowym.</text:span> </text:p>
        </text:list-item>
      </text:list>
      <text:p text:style-name="P11">W tym ostatnim przypadku nie ma większego problemu, gdy nieruchomość kupujemy — w deklaracji podatkowej podajemy cenę wpisaną w akcie notarialnym. Jednak jaką kwotę podać, kiedy dostaniemy mieszkanie, jak wycenić nieruchomość do podatku od spadku albo darowizny, gdy tak naprawdę nie wiemy, jaka jest jej wartość? </text:p>
      <text:p text:style-name="P11">Teoretycznie wystarczy nasza deklaracja. Musimy jednak pamiętać, że urząd skarbowy zweryfikuje tę kwotę i jeśli będzie się istotnie różnić od przeciętnych, może nas wezwać do korekty. Możemy oczywiście zgodzić się na wartość nieruchomości wskazaną przez organ podatkowy, ale często ta realna w momencie jej nabycia naprawdę była niższa. Dlatego dobrze zaraz po nabyciu sporządzić dokładną dokumentację fotograficzną, aby móc to udowodnić, a w przypadku dużych rozbieżności najlepiej przedstawić operat szacunkowy sporządzony przez rzeczoznawcę.</text:p>
      <text:section text:style-name="Sect1" text:name="attachment_81122">
        <text:p text:style-name="P3"/>
      </text:section>
      <text:h text:style-name="Heading_20_2" text:outline-level="2"><text:span text:style-name="Strong_20_Emphasis"><text:span text:style-name="T8">Ile kosztuje wycena nieruchomości przez rzeczoznawcę?</text:span></text:span></text:h>
      <text:p text:style-name="Text_20_body"><text:span text:style-name="T9">W przepisach jest dość precyzyjnie określona forma i treść operatu, ale </text:span><text:span text:style-name="Strong_20_Emphasis"><text:span text:style-name="T9">nie ma urzędowego cennika za tę usługę</text:span></text:span><text:span text:style-name="T9">. Wynika to z tego, że każda wycena nieruchomości jest inna i zależy, z jednej strony, od stopnia zaangażowania rzeczoznawcy, z drugiej, od takich kwestii, jak:</text:span></text:p>
      <text:list xml:id="list8232598413564119437" text:style-name="L4">
        <text:list-item>
          <text:p text:style-name="P14"><text:span text:style-name="T9">czy jest to nieruchomość mieszkalna, użytkowa, nowa czy </text:span><text:a xlink:type="simple" xlink:href="https://www.morizon.pl/blog/na-co-zwrocic-uwage-przy-kupnie-mieszkania/" text:style-name="Internet_20_link" text:visited-style-name="Visited_20_Internet_20_Link"><text:span text:style-name="T9">z rynku wtórnego</text:span></text:a><text:span text:style-name="T9">;</text:span><text:span text:style-name="T8"> </text:span></text:p>
        </text:list-item>
        <text:list-item>
          <text:p text:style-name="P20"><text:span text:style-name="T1">jaka jest jej sytuacja prawna;</text:span> </text:p>
        </text:list-item>
        <text:list-item>
          <text:p text:style-name="P20"><text:span text:style-name="T1">jakie koszty poniesie rzeczoznawca w celu zgromadzenia potrzebnych danych (dojazdy, niezbędna dokumentacja);</text:span> </text:p>
        </text:list-item>
        <text:list-item>
          <text:p text:style-name="P20"><text:span text:style-name="T1">jaki jest oczekiwany termin sporządzenia ekspertyzy;</text:span> </text:p>
        </text:list-item>
        <text:list-item>
          <text:p text:style-name="P7"><text:span text:style-name="T1">w jakiej miejscowości znajduje się nieruchomość.</text:span> </text:p>
        </text:list-item>
      </text:list>
      <text:p text:style-name="P11">Stawki są jednak dosyć zbliżone u poszczególnych rzeczoznawców w danej okolicy i dla przykładu wycena mieszkania w mieście kosztuje od ok. 400 zł przy standardowej wersji usługi, do 1000 zł przy opcji ekspresowej. Opłaty za wycenę domu są zwykle nieco wyższe, a w przypadku działek — bardziej zróżnicowane.</text:p>
      <text:p text:style-name="Text_20_body"><text:span text:style-name="Strong_20_Emphasis"><text:span text:style-name="T9">Cena operatu szacunkowego powinna być ustalona już na etapie wstępnym</text:span></text:span><text:span text:style-name="T9">. Przed spotkaniem z rzeczoznawcą dowiedz się, jakie dokumenty będą niezbędne i postaraj się zgromadzić je samodzielnie. Dzięki temu koszt ekspertyzy będzie nieco niższy, a termin jej wykonania krótszy.</text:span></text:p>
      <text:h text:style-name="Heading_20_3" text:outline-level="3"><text:soft-page-break/><text:span text:style-name="Strong_20_Emphasis"><text:span text:style-name="T8">Jakie dokumenty są potrzebne do wyceny nieruchomości?</text:span></text:span></text:h>
      <text:p text:style-name="P11">W zależności do sytuacji zakres ten może się nieco różnić, ale przy wycenie lokalu mieszkalnego zwykle wymagane są:</text:p>
      <text:list xml:id="list2458926665588981622" text:style-name="L5">
        <text:list-item>
          <text:p text:style-name="P15"><text:span text:style-name="T9">wypis z </text:span><text:a xlink:type="simple" xlink:href="https://www.morizon.pl/blog/ksiega-wieczysta-poradnik/" text:style-name="Internet_20_link" text:visited-style-name="Visited_20_Internet_20_Link"><text:span text:style-name="T9">księgi wieczystej</text:span></text:a><text:span text:style-name="T9"> lub akt notarialny;</text:span><text:span text:style-name="T8"> </text:span></text:p>
        </text:list-item>
        <text:list-item>
          <text:p text:style-name="P21"><text:span text:style-name="T1">wypis z rejestru gruntów;</text:span> </text:p>
        </text:list-item>
        <text:list-item>
          <text:p text:style-name="P21"><text:span text:style-name="T1">zarys mapy ewidencyjnej w celu określenia lokalizacji nieruchomości;</text:span> </text:p>
        </text:list-item>
        <text:list-item>
          <text:p text:style-name="P8"><text:span text:style-name="T1">rzut lokalu.</text:span> </text:p>
        </text:list-item>
      </text:list>
      <text:p text:style-name="Text_20_body"><text:span text:style-name="T9">Jeśli nie masz tych dokumentów, </text:span><text:span text:style-name="Strong_20_Emphasis"><text:span text:style-name="T9">wystarczy podać numer księgi wieczystej</text:span></text:span><text:span text:style-name="T9">. Rzeczoznawca majątkowy ma uprawnienia do uzyskania ich w odpowiednich urzędach. </text:span></text:p>
      <text:h text:style-name="Heading_20_3" text:outline-level="3"><text:span text:style-name="Strong_20_Emphasis"><text:span text:style-name="T8">Bezpłatna wycena nieruchomości online</text:span></text:span></text:h>
      <text:p text:style-name="P11">Jeśli wycena nie jest potrzebna do celów urzędowych, możesz skorzystać z dostępnych w sieci kalkulatorów. Pamiętaj jednak, że dane, z których korzystają pochodzą zwykle z ofert zamieszczanych przez pośredników, więc wynik nie pokazuje realnej wartości danej nieruchomości, a jedynie średnią cenę rynkową podobnych. Taka wycena nie jest więc odpowiednikiem operatu i nie ma żadnej wartości jako dokument. Tym niemniej w niektórych sytuacjach może być pomocna.</text:p>
      <text:h text:style-name="Heading_20_2" text:outline-level="2"><text:span text:style-name="Strong_20_Emphasis"><text:span text:style-name="T8">Wycena nieruchomości do kredytu</text:span></text:span></text:h>
      <text:p text:style-name="Text_20_body"><text:span text:style-name="T9">Jeszcze inaczej wygląda sprawa wyceny nieruchomości, gdy zamierzamy starać się o </text:span><text:a xlink:type="simple" xlink:href="https://www.morizon.pl/blog/kredyt-hipoteczny-poradnik-kredytobiorcy/" text:style-name="Internet_20_link" text:visited-style-name="Visited_20_Internet_20_Link"><text:span text:style-name="T9">kredyt hipoteczny</text:span></text:a><text:span text:style-name="T9">. Po wprowadzeniu przez Komisję Nadzoru Finansowego zaostrzeń dotyczących warunków ich udzielania niezbędny jest wkład własny kredytobiorcy. Istotne przy tym jest to, że wymagane obecnie 20% nie odnosi się do wysokości kredytu, ale właśnie do wartości nieruchomości. Zatem </text:span><text:span text:style-name="Strong_20_Emphasis"><text:span text:style-name="T9">operat szacunkowy będzie rzutował na zdolność kredytową</text:span></text:span><text:span text:style-name="T9">. </text:span></text:p>
      <text:p text:style-name="Text_20_body"><text:span text:style-name="T9">Większość banków współpracuje jednak ze „swoimi” rzeczoznawcami i usługa ta jest wliczana do kosztów okołokredytowych. Przed zleceniem sporządzenia operatu na własną rękę, warto więc się upewnić, że bank, w którym zamierzamy ubiegać się o kredyt, uznaje takie zewnętrzne wyceny. Pamiętaj jednak, że </text:span><text:span text:style-name="Strong_20_Emphasis"><text:span text:style-name="T9">operat jest ważny tylko do tego jednego celu, w jakim został sporządzony</text:span></text:span><text:span text:style-name="T9">. W przypadku rzeczoznawcy bankowego, to bank pozostanie jego właścicielem. Ty jako kredytobiorca nie będziesz mieć możliwości posłużenia się nim, choćby przy ustalaniu wysokości podatku, gdy cena transakcyjna będzie inna.</text:span></text:p>
      <text:p text:style-name="P11">Wycena nieruchomości nie jest więc sprawą prostą, a jej wartość nie zawsze da się potwierdzić ceną. Nie w każdym też przypadku potrzebna jest ekspertyza rzeczoznawcy do jej ustalenia. Oczywiście nikt nam nie zabroni wystąpić o oficjalną wycenę również wówczas, gdy nie jest to konieczne.</text:p>
      <text:p text:style-name="Text_20_body"><text:span text:style-name="T9">Pamiętaj tylko, że </text:span><text:span text:style-name="Strong_20_Emphasis"><text:span text:style-name="T9">operat jest ważny przez 12 miesięcy od dnia jego sporządzenia</text:span></text:span><text:span text:style-name="T9">, a rzeczoznawca nie bierze odpowiedzialności za wykorzystanie go do  celu innego niż ten, w jakim został sporządzony. Aby wycena była uznawana w urzędach, musi ją przeprowadzić uprawniony rzeczoznawca majątkowy wpisany na listę w </text:span><text:a xlink:type="simple" xlink:href="http://91.199.132.66/Pages/Rzeczoznawcy.aspx" text:style-name="Internet_20_link" text:visited-style-name="Visited_20_Internet_20_Link"><text:span text:style-name="T9">Centralnym Rejestrze Rzeczoznawców Majątkowych</text:span></text:a><text:span text:style-name="T9">.</text:span></text:p>
      <text:p text:style-name="P2"/>
      <text:p text:style-name="P2"/>
      <text:p text:style-name="P2">https://www.domiporta.pl/poradnik/7,126866,25730801,jak-oszacowac-wartosc-nieruchomosci.html</text:p>
      <text:p text:style-name="P2"/>
      <text:h text:style-name="P22" text:outline-level="1"><text:bookmark text:name="article_title"/>Jak oszacować wartość nieruchomości?</text:h>
      <text:p text:style-name="P16">Beata Zielińska </text:p>
      <text:section text:style-name="Sect1" text:name="gazeta_article_lead">
        <text:p text:style-name="P16">Planujesz zakup lub sprzedaż mieszkania? A może domu? W takiej sytuacji jedną z najważniejszych informacji jest, ile tak naprawdę warta jest nasza nieruchomość. Podpowiadamy, jak to samemu ocenić, a kiedy należy zgłosić się do specjalisty i ile to kosztuje.</text:p>
      </text:section>
      <text:p text:style-name="P3"><text:soft-page-break/><text:s/></text:p>
      <text:p text:style-name="P3">Nattanan Kanchanaprat z Pixabay</text:p>
      <text:section text:style-name="Sect1" text:name="gazeta_article_body">
        <text:p text:style-name="P3">Jeśli wystawiamy mieszkanie na sprzedaż i chcemy zorientować się, jaka jest <text:span text:style-name="T2">cena nieruchomości</text:span> podobnej do naszej, możemy przejrzeć internetowe portale ogłoszeniowe. Coraz częściej można też dokonać szacunkowej wyceny online i co ważne, jest to usługa bezpłatna.</text:p>
        <text:section text:style-name="Sect1" text:name="banP007_DFP">
          <text:p text:style-name="P3"/>
        </text:section>
        <text:p text:style-name="P3">Jeśli jednak potrzebna jest nam kompleksowa wycena nieruchomości, bo ubiegamy się na przykład o kredyt hipoteczny, którego zabezpieczeniem jest mieszkanie lub dom, wówczas konieczne jest sporządzenie tzw. operatu szacunkowego wykonanego przez uprawnionego rzeczoznawcę majątkowego.</text:p>
        <text:h text:style-name="P23" text:outline-level="2">Samodzielna wycena mieszkania lub wycena domu</text:h>
        <text:p text:style-name="P3">Niezależnie od tego, jaki rodzaj transakcji nas czeka, na portalach internetowych bez kłopotu znajdziemy ogłoszenia o nieruchomości porównywalnej do tej, jaką chcemy sprzedać lub kupić. Trzeba jednak pamiętać o tym, że podane tam ceny to tzw. ceny ofertowe, które zazwyczaj są wyższe niż transakcyjne, czyli uzyskiwane w rzeczywistości przy sprzedaży.</text:p>
        <text:p text:style-name="P3">Inna opcja to zajrzenie na strony serwisów związanych z nieruchomościami oferujących bezpłatną wycenę online. Na przykład rentier.io na podstawie informacji o lokalizacji nieruchomości oraz jej parametrów (wypełniamy ankietę, w której podajemy m.in. rodzaj budynku, rok jego budowy, stan techniczny, ilość pokoi, itp.) oszacuje wartość mieszkania lub domu. Wycena jest obliczana na podstawie cen ofertowych z okolicy, a potem korygowana z cenami transakcyjnymi z danych z NBP. Z kolei w serwisie Urban.one dokonamy wyceny mieszkania w 27 miastach w kraju, bazując m.in. na danych z ponad 4 mln aktów notarialnych.</text:p>
        <text:h text:style-name="P23" text:outline-level="2">Wycena przez agencję nieruchomości</text:h>
        <text:p text:style-name="P3">Jeśli sprzedajemy mieszkanie lub dom przez pośrednika, to jednym z elementów jego pracy jest określenie wartości nieruchomości. Agencja działająca na danym rynku jest zorientowana w aktualnych cenach, gdyż ma wgląd w systemy transakcyjne i inne dokumenty, co pozwala na określenie właściwej ceny nieruchomości.</text:p>
        <text:section text:style-name="Sect1" text:name="banC1">
          <text:p text:style-name="P3"/>
        </text:section>
        <text:h text:style-name="P23" text:outline-level="2">Wycena przez rzeczoznawcę majątkowego</text:h>
        <text:p text:style-name="P3">Wycena nieruchomości wykonana przez rzeczoznawcę, zwana operatem szacunkowym, podaje wartość rynkową nieruchomości oraz sposób jej obliczenia.</text:p>
        <text:p text:style-name="P3">Zgodnie z ustawą (Dz. U. z 1997 r. Nr 115 poz. 741 z późniejszymi zmianami) o gospodarce nieruchomościami „wartość rynkową nieruchomości stanowi szacunkowa kwota, jaką w dniu wyceny można uzyskać za nieruchomość w transakcji sprzedaży zawieranej na warunkach rynkowych pomiędzy kupującym a sprzedającym, którzy mają stanowczy zamiar zawarcia umowy, działają z rozeznaniem i postępują rozważnie oraz nie znajdują się w sytuacji przymusowej”.</text:p>
        <text:p text:style-name="P3">Szacowanie nieruchomości jest wykonywane przez <text:span text:style-name="T2">rzeczoznawcę</text:span> na podstawie wszelkich niezbędnych i dostępnych danych zawartych m.in. w: księgach wieczystych, planach miejscowych, studiach uwarunkowań i kierunków zagospodarowania przestrzennego gminy, decyzjach o warunkach zabudowy i zagospodarowania terenu oraz pozwoleniach na budowę, wykazach prowadzonych przez urzędy skarbowe itd.</text:p>
        <text:p text:style-name="P3">Rzeczoznawca dokonuje także oględzin na miejscu. Bierze pod uwagę np. lokalizację nieruchomości, standard jej wykończenia, wyposażenie.</text:p>
        <text:section text:style-name="Sect1" text:name="banC2">
          <text:p text:style-name="P3"/>
        </text:section>
        <text:p text:style-name="P3"><text:soft-page-break/>Rzeczoznawca może dokonać wyceny różnymi metodami. Wartość rynkową nieruchomości określa, stosując podejście porównawcze lub dochodowe. Jeżeli istniejące uwarunkowania nie pozwalają na to, wykorzystuje się podejście mieszane. Przy zastosowaniu podejścia kosztowego określa się wartość odtworzeniową nieruchomości.</text:p>
        <text:p text:style-name="P3"><text:span text:style-name="T2">Podejście porównawcze</text:span> polega na określeniu wartości nieruchomości przy założeniu, że wartość ta odpowiada cenom, jakie uzyskano za nieruchomości podobne, które były przedmiotem obrotu rynkowego. Ceny te koryguje się ze względu na cechy różniące nieruchomości podobne od wycenianej oraz uwzględnia się zmiany poziomu cen wskutek upływu czasu. Podejście porównawcze wykorzystuje się, jeżeli są znane ceny i cechy nieruchomości podobnych do nieruchomości wycenianej.</text:p>
        <text:p text:style-name="P3"><text:span text:style-name="T2">Metoda dochodowa</text:span> opiera się na założeniu, że nabywca zapłaci za nieruchomość cenę, której wysokość będzie uzależniona od przewidywanego dochodu, jaki z niej uzyska. Stosuje się ją przy wycenie nieruchomości przynoszących lub mogących przynosić dochód.</text:p>
        <text:p text:style-name="P3">Z kolei <text:span text:style-name="T2">podejście kosztowe</text:span> zakłada, że wartość nieruchomości równa jest kosztom, jakie trzeba byłoby ponieść, aby ją odtworzyć, pomniejszonym o wartość zużycia nieruchomości. </text:p>
        <text:section text:style-name="Sect1" text:name="banC3">
          <text:p text:style-name="P3"/>
        </text:section>
        <text:p text:style-name="P3">Wyboru właściwego podejścia oraz metody i techniki szacowania dokonuje rzeczoznawca. Opinię o wartości nieruchomości przekazuje klientowi na piśmie i jest ona ważna przez rok od dnia, w którym została przygotowana.</text:p>
        <text:h text:style-name="P23" text:outline-level="2">Koszt wyceny</text:h>
        <text:p text:style-name="P3">Na pytanie, ile kosztuje wycena nieruchomości, nie ma jednoznacznej odpowiedzi. Koszt wyceny nieruchomości ustalany jest indywidualnie pomiędzy klientem a rzeczoznawcą. Zależy on bowiem od wielu czynników – rodzaju nieruchomości (mieszkanie czy dom), statusu prawnego nieruchomości, a także poniesionych kosztów przez rzeczoznawcę. Najczęściej koszt przygotowania operatu szacunkowego waha się od kilkuset do dwóch tysięcy złotych.</text:p>
        <text:p text:style-name="P3"/>
      </text:section>
      <text:p text:style-name="P2"/>
      <text:p text:style-name="P1"><text:a xlink:type="simple" xlink:href="https://www.otodom.pl/wiadomosci/rynek-nieruchomosci/dzialki-budowlane-jak-wycenic-komu-sprzedac-id1317.html" text:style-name="Internet_20_link" text:visited-style-name="Visited_20_Internet_20_Link"><text:span text:style-name="T8">https://www.otodom.pl/wiadomosci/rynek-nieruchomosci/dzialki-budowlane-jak-wycenic-komu-sprzedac-id1317.html</text:span></text:a></text:p>
      <text:p text:style-name="P2"/>
      <text:p text:style-name="P9">Działki budowlane – jak wycenić, komu sprzedać?</text:p>
      <text:p text:style-name="P3">04 lipca 2011</text:p>
      <text:p text:style-name="P3">Autor otodom</text:p>
      <text:p text:style-name="P3">Po tzw. „martwym” jesienno-zimowym okresie, deweloperzy i inwestorzy indywidualni wyruszyli na poszukiwania atrakcyjnych lokalizacji.Po tzw. „martwym” jesienno-zimowym okresie, deweloperzy i inwestorzy indywidualni wyruszyli na poszukiwania atrakcyjnych lokalizacji. Z kolei właściciele gruntów budowlanych zastanawiają się, jak zabrać się za sprzedaż nieruchomości, które choć nadal pozostają najbezpieczniejszą lokatą pieniędzy, nie przynoszą już tak sporych zysków, jak kiedyś.</text:p>
      <text:p text:style-name="P3">Kto i za ile wyceni dany teren? Jakie dokumenty trzeba przygotować, by sprzedać działkę i skąd je wziąć? Ile trzeba zapłacić za załatwienie formalności? A może warto przed sprzedażą gruntu podzielić go na kilka mniejszych lub przekształcić na działkę budowlaną?</text:p>
      <text:p text:style-name="Text_20_body"><text:span text:style-name="Strong_20_Emphasis"><text:span text:style-name="T8">Cena – najważniejszy element negocjacji</text:span></text:span></text:p>
      <text:p text:style-name="Text_20_body"><text:span text:style-name="T8">Ceny działek budowlanych są </text:span><text:span text:style-name="Strong_20_Emphasis"><text:span text:style-name="T8">uzależnione od parametrów</text:span></text:span><text:span text:style-name="T8">, takich jak lokalizacja (z którą wiąże się bezpośrednio jakość dojazdu i komunikacja), uzbrojenie terenu, kształt i wielkość działki, sąsiedztwo. Wszystkie wymienione czynniki należy brać pod uwagę wyceniając działkę, którą chcemy sprzedać.  W przygotowaniu </text:span><text:soft-page-break/><text:span text:style-name="T8">dobrej oferty pomocny będzie </text:span><text:span text:style-name="Strong_20_Emphasis"><text:span text:style-name="T8">biegły rzeczoznawca majątkowy</text:span></text:span><text:span text:style-name="T8">, który najlepiej określi wartość rynkową gruntu. Taka osoba ma dostęp do bazy aktów notarialnych, dzięki czemu zna ceny transakcyjne działek o zbliżonym charakterze, czyli o takim samym lub podobnym przeznaczeniu, zbliżonej wielkości.</text:span></text:p>
      <text:p text:style-name="Text_20_body"><text:span text:style-name="T8">Biegły rzeczoznawca majątkowy ma dostęp do bazy aktów notarialnych, dzięki czemu zna ceny transakcyjne działek o zbliżonym charakterze, czyli o takim samym lub podobnym przeznaczeniu, zbliżonej wielkości.Wszystkie osoby, które uzyskały uprawnienia rzeczoznawców majątkowych podlegają obowiązkowemu wpisowi do Centralnego Rejestru Rzeczoznawców Majątkowych. </text:span><text:span text:style-name="Strong_20_Emphasis"><text:span text:style-name="T8">Lista biegłych rzeczoznawców majątkowych</text:span></text:span><text:span text:style-name="T8"> z każdego województwa znajduje się na witrynie Ministerstwa Infrastruktury pod adresem: </text:span><text:a xlink:type="simple" xlink:href="http://www.mi.gov.pl/2-482c0de8bcdd4.htm" text:style-name="Internet_20_link" text:visited-style-name="Visited_20_Internet_20_Link"><text:span text:style-name="T8">http://www.mi.gov.pl/2-482c0de8bcdd4.htm</text:span></text:a><text:span text:style-name="T8">.</text:span></text:p>
      <text:p text:style-name="Text_20_body"><text:span text:style-name="Strong_20_Emphasis"><text:span text:style-name="T8">Koszt związany z przeprowadzeniem wyceny</text:span></text:span><text:span text:style-name="T8"> jest uzależniony od charakteru nieruchomości, tego czy dotyczy nieruchomości gruntowej, zabudowanej czy może lokalowej. Stawki kształtują się między 400-600 złotych netto za sporządzenie wyceny.</text:span></text:p>
      <text:p text:style-name="Text_20_body"><text:span text:style-name="Emphasis"><text:span text:style-name="T8">- Wybierając rzeczoznawcę majątkowego warto sprawdzić </text:span></text:span><text:span text:style-name="Strong_20_Emphasis"><text:span text:style-name="T8">czy posiada on rzeczywiście uprawnienia zawodowe</text:span></text:span><text:span text:style-name="Emphasis"><text:span text:style-name="T8"> w tym zakresie. Każdy rzeczoznawca powinien posługiwać się legitymacją, a także owalną pieczęcią, jednolitą dla wszystkich rzeczoznawców. Należy też sprawdzić czy rzeczoznawca posiada ważne </text:span></text:span><text:span text:style-name="Strong_20_Emphasis"><text:span text:style-name="T8">ubezpieczenie od odpowiedzialności cywilnej </text:span></text:span><text:span text:style-name="T8">- mówi Tomasz Skoczyński, radca prawny z kancelarii Skoczyński Wachowiak Strykowski (SWS). </text:span><text:span text:style-name="Emphasis"><text:span text:style-name="T8">- Ponadto istotne znaczenie przy wyborze rzeczoznawcy ma to </text:span></text:span><text:span text:style-name="Strong_20_Emphasis"><text:span text:style-name="T8">czy posiada on doświadczenie</text:span></text:span><text:span text:style-name="Emphasis"><text:span text:style-name="T8"> i orientuje się w rzeczywistych – transakcyjnych, a nie tylko oferowanych cenach nieruchomości. Powinien on dobrze orientować się w sytuacji na rynku, wiedzieć jaki jest popyt, a jaka podaż </text:span></text:span><text:span text:style-name="T8">– dodaje Tomasz Skoczyński.</text:span></text:p>
      <text:p text:style-name="Text_20_body"><text:span text:style-name="Strong_20_Emphasis"><text:span text:style-name="T8">Co stanowi o atrakcyjności działki?</text:span></text:span></text:p>
      <text:p text:style-name="Text_20_body"><text:span text:style-name="T8">W zależności od tego czy kupujący jest deweloperem, czy inwestorem indywidualnym, inne są </text:span><text:span text:style-name="Strong_20_Emphasis"><text:span text:style-name="T8">wymagania co do wielkości działki</text:span></text:span><text:span text:style-name="T8">. O ile temu pierwszemu, który najczęściej planuje po prostu budowę domu, wystarczy kilkaset m kw., o tyle dewelopera na pewno taka przestrzeń nie zainteresuje</text:span><text:span text:style-name="Emphasis"><text:span text:style-name="T8">.  </text:span></text:span></text:p>
      <text:p text:style-name="Text_20_body"><text:span text:style-name="Emphasis"><text:span text:style-name="T8">– Działki, jakie są dla nas atrakcyjne, powinny mieć powyżej 5 tys. metrów kw. Na takich gruntach budujemy osiedla  mieszkaniowe liczące po kilkaset mieszkań, ale równie dobrze mogą tam powstawać centra handlowe czy hotele </text:span></text:span><text:span text:style-name="T8">– mówi Patrycja Leszczyńska z firmy deweloperskiej PBG Dom.</text:span></text:p>
      <text:p text:style-name="Text_20_body"><text:span text:style-name="T8">Ziemia kupowana z myślą o </text:span><text:span text:style-name="Strong_20_Emphasis"><text:span text:style-name="T8">budownictwie mieszkaniowym</text:span></text:span><text:span text:style-name="T8"> powinna mieć dostęp do mediów: energii elektrycznej, wodociągu, a najlepiej także gazu i kanalizacji (choć nie wszędzie jest to możliwe). Natomiast dojazd do działki powinien być zapewniony drogą asfaltową lub utwardzoną, żeby nawet przy największych śniegach lub roztopach można było się do niej dostać. Właściciele tak przygotowanych gruntów mogą liczyć na spore zainteresowanie swoją ofertą.</text:span></text:p>
      <text:p text:style-name="Text_20_body"><text:span text:style-name="T8">Z kolei inwestorzy kupujący grunty z myślą o </text:span><text:span text:style-name="Strong_20_Emphasis"><text:span text:style-name="T8">inwestycjach komercyjnych</text:span></text:span><text:span text:style-name="T8">, takich jak hotele czy centra handlowe, zwracają uwagę przede wszystkim na rozbudowaną infrastrukturę i połączenia komunikacyjne z większymi miastami.  Niektóre grunty są modniejsze, a więc również i droższe, ale „klienci komercyjni” kierują swój wzrok coraz częściej także na mniejsze miejscowości, więc i tam jest szansa na korzystną sprzedaż gruntu.</text:span></text:p>
      <text:p text:style-name="Text_20_body"><text:span text:style-name="Emphasis"><text:span text:style-name="T8">– Jest jeszcze wiele niszowych rynków, na których można realizować projekty, np. centrów handlowych</text:span></text:span><text:span text:style-name="T8">. </text:span><text:span text:style-name="Emphasis"><text:span text:style-name="T8">Dlatego</text:span></text:span><text:span text:style-name="T8"> </text:span><text:span text:style-name="Emphasis"><text:span text:style-name="T8">myślimy o zakupie gruntów w miastach pow. 50 tys. mieszkańców i na obrzeżach dużych aglomeracji – </text:span></text:span><text:span text:style-name="T8">mówi Patrycja Leszczyńska z PBG Dom. </text:span><text:span text:style-name="Emphasis"><text:span text:style-name="T8">– Przy realizacji projektów bierzemy pod uwagę możliwość współpracy z ich dotychczasowymi właścicielami na zasadach partnerskich. Mamy duże zaplecze merytoryczne w tym zakresie </text:span></text:span><text:span text:style-name="T8">– dodaje.</text:span></text:p>
      <text:p text:style-name="Text_20_body"><text:span text:style-name="T8"/></text:p>
      <text:p text:style-name="Text_20_body"><text:span text:style-name="Strong_20_Emphasis"><text:span text:style-name="T8">Już czas na sprzedaż</text:span></text:span></text:p>
      <text:p text:style-name="Text_20_body"><text:span text:style-name="T8">Ożywiły się nastroje zakupowe wśród firm deweloperskich, które przede wszystkim poszukują dużych gruntów, na których mogłyby powstać osiedla liczące po kilkaset mieszkań albo biurowce lub centra handlowe.Często jest </text:span><text:soft-page-break/><text:span text:style-name="T8">tak, że właściciele gruntów traktują je jako </text:span><text:span text:style-name="Strong_20_Emphasis"><text:span text:style-name="T8">długoterminową lokatę na przyszłość</text:span></text:span><text:span text:style-name="T8">. Wstrzymują się z ich sprzedażą albo też nie znajdują chętnych na zakup, bo oczekują niedostosowanych do obecnych realiów kwot. Wówczas inwestycja w ziemię, nie poparta żadną wiedzą na temat rynku,  może doprowadzić do </text:span><text:span text:style-name="Strong_20_Emphasis"><text:span text:style-name="T8">zamrożenia gotówki na długi czas i wcale nie przyniesie krociowych zysków</text:span></text:span><text:span text:style-name="T8">.  Czasy, gdy odnotowywano kilkudziesięcioprocentowe wzrosty cen gruntów budowlanych są już bowiem za nami. Boom minął i już raczej nie wróci z takim natężeniem, jak w latach 2003-2009. Osoby, które dziś chcą sprzedać ziemię zderzają się z twardymi realiami rynku, który zwraca się w stronę kupujących.</text:span></text:p>
      <text:p text:style-name="Text_20_body"><text:span text:style-name="T8">Zmniejsza się </text:span><text:span text:style-name="Strong_20_Emphasis"><text:span text:style-name="T8">liczba osób chcących kupić działkę z zamiarem budowy domu</text:span></text:span><text:span text:style-name="T8"> w kilkuletniej perspektywie. Działki kupują najczęściej osoby zdecydowane na budowę domu w ciągu najbliższego roku czy dwóch, które nie liczą już na to, że w razie gdyby nie udało im się zbudować domu, sprzedadzą grunt z przynajmniej dwucyfrowym zyskiem.</text:span></text:p>
      <text:p text:style-name="Text_20_body"><text:span text:style-name="T8">Ożywiły się natomiast </text:span><text:span text:style-name="Strong_20_Emphasis"><text:span text:style-name="T8">nastroje zakupowe wśród firm deweloperskich</text:span></text:span><text:span text:style-name="T8">, które przede wszystkim poszukują dużych gruntów, na których mogłyby powstać osiedla liczące po kilkaset mieszkań albo biurowce lub centra handlowe. Warto więc zaglądać od czasu do czasu choćby na ich strony internetowe i sprawdzać, kto aktualnie chce zwiększyć swój bank ziemi. Jeśli któryś z deweloperów szuka gruntów i oficjalnie to ogłasza, to może to oznaczać dużą szansę na wynegocjowanie z nim bardzo dobrych warunków.</text:span></text:p>
      <text:p text:style-name="P13"><text:span text:style-name="Strong_20_Emphasis"><text:span text:style-name="T8">Artykuł zaktualizowany:</text:span></text:span><text:span text:style-name="T8"> 13 maja 2020</text:span></text:p>
      <text:p text:style-name="P2"/>
      <text:p text:style-name="P2"/>
      <text:p text:style-name="P2"/>
      <text:p text:style-name="P1"><text:a xlink:type="simple" xlink:href="https://operaty.eu/wycena-dzialki-budowlanej-krok-po-kroku/" text:style-name="Internet_20_link" text:visited-style-name="Visited_20_Internet_20_Link"><text:span text:style-name="T8">https://operaty.eu/wycena-dzialki-budowlanej-krok-po-kroku/</text:span></text:a></text:p>
      <text:p text:style-name="P2">Dariusz Sas – rzeczoznawca majątkowy</text:p>
      <text:h text:style-name="P22" text:outline-level="1">Wycena działki budowlanej krok po kroku</text:h>
      <text:p text:style-name="Text_20_body"><text:a xlink:type="simple" xlink:href="https://operaty.eu/wycena-dzialki-budowlanej-krok-po-kroku/#respond" text:style-name="Internet_20_link" text:visited-style-name="Visited_20_Internet_20_Link"><text:span text:style-name="T8">Leave a Comment</text:span></text:a><text:span text:style-name="T8"> / </text:span><text:a xlink:type="simple" xlink:href="https://operaty.eu/category/blog/" text:style-name="Internet_20_link" text:visited-style-name="Visited_20_Internet_20_Link"><text:span text:style-name="T8">Blog</text:span></text:a></text:p>
      <text:p text:style-name="P10">Wycena nieruchomości gruntowej niezabudowanej sporządzana jest w formie operatu szacunkowego przez uprawnionego rzeczoznawcę majątkowego. Przygotowywana jest w celu określenia wartości rynkowej działki budowlanej, komercyjnej lub leśnej, czyli jej najbardziej prawdopodobnej kwoty, jaką można za nią uzyskać na rynku w momencie sporządzenia wyceny. Przeprowadza się ją metodą porównawczą lub dochodową na podstawie danych możliwych do weryfikacji, a jej ważność to 12 miesięcy.<text:bookmark text:name="more-1015"/></text:p>
      <text:h text:style-name="P24" text:outline-level="2">W jakim celu sporządza się wycenę działki budowlanej?</text:h>
      <text:p text:style-name="P12"><text:span text:style-name="T8">Działka budowlana w myśl regulacji prawnych jest nieruchomością gruntową, która spełnia określone wymogi techniczne w zakresie cech geometrycznych, dostępu do dróg i infrastruktury</text:span><text:span text:style-name="T10">. </text:span><text:a xlink:type="simple" xlink:href="https://operaty.eu/uslugi/" text:style-name="Internet_20_link" text:visited-style-name="Visited_20_Internet_20_Link"><text:span text:style-name="T7">Wycena działki budowlanej</text:span></text:a><text:span text:style-name="T8"> </text:span><text:span text:style-name="T10">jest niezbędna w transakcjach kupna – sprzedaży, dokonywanych na rynku nieruchomości.</text:span><text:span text:style-name="T8"> Sporządzenie wyceny przez rzeczoznawcę to także niezbędny etap procesu udzielania kredytu hipotecznego, jeżeli działka budowlana ma stanowić jego zabezpieczenie. Wycenę działki budowlanej sporządza się również dla celów odszkodowawczych, przy podziale majątku oraz w ramach ustalania wartości spadku. Jest ona konieczna w transakcjach zbycia, jeżeli właścicielem działki jest skarb państwa lub firmy państwowe. Wycena działki budowlanej może być również materiałem dowodowym w postępowaniach sądowych, a rzeczoznawca majątkowy, który ją przygotowuje staje się wówczas biegłym sądowym. </text:span><text:span text:style-name="T10">Wycenę działki budowlanej najlepiej przekazać rzeczoznawcy majątkowemu, jeżeli działka zabudowana jest nieruchomością specjalistyczną, zabytkową lub niedokończoną.</text:span></text:p>
      <text:p text:style-name="P10">Co wpływa na wartość rynkową działki budowlanej, określaną w operacie szacunkowym? <text:span text:style-name="T2">Kilka istotnych czynników, do których należy zaliczyć przede wszystkim lokalizacja działki budowlanej oraz jej skomunikowanie z drogami dojazdowymi.</text:span> Kluczową rolę odgrywa uzbrojenie działki w media, istnienie przyłączy wodno-kanalizacyjnych oraz ukształtowanie terenu. Nie bez znaczenia pozostaje sąsiedztwo działki, zagospodarowanie przyległych terenów, warunki gruntowe, obecność infrastruktury oraz możliwości funkcjonalne <text:soft-page-break/>w kontekście posadowienia budynku mieszkalnego. Działki budowlane obciążone hipoteką lub służebnością znacznie tracą na wartości. Istotne jest sprawdzenie, czy działka nie znajduje się na terenie planowanych inwestycji, takich jak obwodnica czy autostrada.</text:p>
      <text:h text:style-name="P24" text:outline-level="2">Jakie dokumenty są potrzebne do wyceny działki budowlanej?</text:h>
      <text:p text:style-name="P10">Wycenę działki budowlanej może przeprowadzić tylko rzeczoznawca majątkowy, wpisany do centralnego rejestru i posiadający uprawnienia, nadane przez ministra. Do wykonania operatu będzie on potrzebował przede wszystkim dokumentu, potwierdzającego prawa własnościowe do działki (najczęściej jest nim akt notarialny) oraz odpisu z księgi wieczystej. <text:span text:style-name="T2">Niezbędny będzie także wypis z miejscowego planu zagospodarowania przestrzennego lub decyzja o warunkach zabudowy, wypis z rejestru gruntów oraz wyrys z mapy ewidencyjnej i mapa zasadnicza.</text:span> Dodatkowo można dołączyć pozwolenie na budowę, jeżeli zostało wydane oraz dokumentację geodezyjną. Dokumentami dodatkowymi mogą być także projekt podziału działki oraz wykaz zmian gruntowych.</text:p>
      <text:p text:style-name="P10"><text:span text:style-name="T2">Rzeczoznawca majątkowy w wycenie działki budowlanej bierze pod uwagę jej powierzchnię, lokalizację, przeznaczenie i uwarunkowania techniczne. </text:span>Konieczna jest analiza rynku nieruchomości, relacji popytu i podaży oraz ocena ryzyka. Do wyceny działki budowlanej w formie operatu szacunkowego dołącza się także dokumentację fotograficzną, opis wybranej metody szacunkowej i dokonane obliczenia. Zdjęcia wykonywane są w trakcie oględzin działki przez rzeczoznawcę, który weryfikuje dane topograficzne. Pamiętajmy, że dokumenty przekazywane rzeczoznawcy muszą być aktualn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8T21:12:28.020875800</meta:creation-date>
    <meta:editing-duration>PT1H3M27S</meta:editing-duration>
    <meta:editing-cycles>3</meta:editing-cycles>
    <meta:generator>LibreOffice/5.1.6.2$Linux_X86_64 LibreOffice_project/10m0$Build-2</meta:generator>
    <dc:date>2021-12-05T21:58:29.769537431</dc:date>
    <meta:print-date>2021-12-05T21:56:58.746173735</meta:print-date>
    <meta:document-statistic meta:table-count="0" meta:image-count="0" meta:object-count="0" meta:page-count="8" meta:paragraph-count="110" meta:word-count="3355" meta:character-count="25299" meta:non-whitespace-character-count="22015"/>
  </office:meta>
</office:document-meta>
</file>